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10">* * *</text:p>
      <text:p text:style-name="P9"/>
      <text:p text:style-name="P9"><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9"><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9"><text:s text:c="5"/><text:span text:style-name="T51">Come out come out wherever you are. Russ thought. He kept quiet as he approached the location of the other watch.</text:span></text:p>
      <text:p text:style-name="P9"><text:s text:c="5"/><text:span text:style-name="T51">He came to an old shack. It looked abandoned. Stepping inside, Russ came face to face with an old man.</text:span></text:p>
      <text:p text:style-name="P9"><text:s text:c="5"/>“<text:span text:style-name="T51">Hello Russ, I’ve been expecting you.” </text:span><text:span text:style-name="T52">The man said.</text:span></text:p>
      <text:p text:style-name="P9"><text:s text:c="5"/><text:span text:style-name="T51">Russ looked at the man </text:span><text:span text:style-name="T52">then did a double take. His mouth dropped open. He couldn’t believe his eyes. It was </text:span><text:span text:style-name="T53">Chief</text:span><text:span text:style-name="T52">.</text:span></text:p>
      <text:p text:style-name="P9"><text:s text:c="5"/>“<text:span text:style-name="T53">Chief?” Russ asked.</text:span></text:p>
      <text:p text:style-name="P9"><text:s text:c="5"/><text:span text:style-name="T53">Chief nodded. “Yes Russ, it’s me.”</text:span></text:p>
      <text:p text:style-name="P9"><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9"><text:s text:c="5"/>“<text:span text:style-name="T55">What are you doing here?” </text:span><text:span text:style-name="T56">Russ asked.</text:span></text:p>
      <text:p text:style-name="P9"><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8T08:36:16.225000000</dc:date>
    <meta:editing-cycles>63</meta:editing-cycles>
    <meta:generator>LibreOffice/7.4.0.3$Windows_X86_64 LibreOffice_project/f85e47c08ddd19c015c0114a68350214f7066f5a</meta:generator>
    <meta:editing-duration>PT1H23M12S</meta:editing-duration>
    <meta:document-statistic meta:table-count="0" meta:image-count="0" meta:object-count="0" meta:page-count="8" meta:paragraph-count="115" meta:word-count="1953" meta:character-count="10893" meta:non-whitespace-character-count="8504"/>
  </office:meta>
</office:document-meta>
</file>